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b18b" draw:textarea-horizontal-align="justify" draw:textarea-vertical-align="middle" draw:auto-grow-height="false" fo:min-height="0.76cm" fo:min-width="1.843cm"/>
    </style:style>
    <style:style style:name="gr2" style:family="graphic" style:parent-style-name="standard">
      <style:graphic-properties draw:fill-color="#ffb18b" draw:textarea-horizontal-align="justify" draw:textarea-vertical-align="middle" draw:auto-grow-height="false" fo:min-height="0.76cm" fo:min-width="1.846cm"/>
    </style:style>
    <style:style style:name="gr3" style:family="graphic" style:parent-style-name="standard">
      <style:graphic-properties draw:fill-color="#e87fa4" draw:textarea-horizontal-align="justify" draw:textarea-vertical-align="middle" draw:auto-grow-height="false" fo:min-height="0.76cm" fo:min-width="1.845cm"/>
    </style:style>
    <style:style style:name="gr4" style:family="graphic" style:parent-style-name="standard">
      <style:graphic-properties draw:fill-color="#7f99e8" draw:textarea-horizontal-align="justify" draw:textarea-vertical-align="middle" draw:auto-grow-height="false" fo:min-height="1.479cm" fo:min-width="2.72cm"/>
    </style:style>
    <style:style style:name="gr5" style:family="graphic" style:parent-style-name="standard">
      <style:graphic-properties draw:fill-color="#7f99e8" draw:textarea-horizontal-align="justify" draw:textarea-vertical-align="middle" draw:auto-grow-height="false" fo:min-height="1.48cm" fo:min-width="2.72cm"/>
    </style:style>
    <style:style style:name="gr6" style:family="graphic" style:parent-style-name="standard">
      <style:graphic-properties draw:fill-color="#7f99e8" draw:textarea-horizontal-align="justify" draw:textarea-vertical-align="middle" draw:auto-grow-height="false" fo:min-height="1.479cm" fo:min-width="2.719cm"/>
    </style:style>
    <style:style style:name="gr7" style:family="graphic" style:parent-style-name="standard">
      <style:graphic-properties draw:fill-color="#98fffb" draw:textarea-horizontal-align="justify" draw:textarea-vertical-align="middle" draw:auto-grow-height="false" fo:min-height="1.481cm" fo:min-width="2.722cm"/>
    </style:style>
    <style:style style:name="P1" style:family="paragraph">
      <style:paragraph-properties fo:text-align="center"/>
    </style:style>
    <style:style style:name="P2" style:family="paragraph">
      <loext:graphic-properties draw:fill-color="#ffb18b"/>
      <style:paragraph-properties fo:text-align="center"/>
      <style:text-properties style:text-position="33% 58%" fo:language="en" fo:country="US"/>
    </style:style>
    <style:style style:name="P3" style:family="paragraph">
      <style:paragraph-properties fo:text-align="center"/>
      <style:text-properties style:text-position="33% 58%" fo:language="en" fo:country="US"/>
    </style:style>
    <style:style style:name="P4" style:family="paragraph">
      <loext:graphic-properties draw:fill-color="#e87fa4"/>
      <style:paragraph-properties fo:text-align="center"/>
      <style:text-properties style:text-position="33% 58%" fo:language="en" fo:country="US"/>
    </style:style>
    <style:style style:name="P5" style:family="paragraph">
      <loext:graphic-properties draw:fill-color="#7f99e8"/>
      <style:paragraph-properties fo:text-align="center"/>
      <style:text-properties style:text-position="33% 58%" fo:language="en" fo:country="US"/>
    </style:style>
    <style:style style:name="P6" style:family="paragraph">
      <style:paragraph-properties fo:margin-top="0cm" fo:margin-bottom="0cm" fo:text-align="center"/>
    </style:style>
    <style:style style:name="P7" style:family="paragraph">
      <loext:graphic-properties draw:fill-color="#7f99e8"/>
      <style:paragraph-properties fo:margin-top="0cm" fo:margin-bottom="0cm" fo:text-align="center"/>
      <style:text-properties style:text-position="33% 58%" fo:language="en" fo:country="US"/>
    </style:style>
    <style:style style:name="P8" style:family="paragraph">
      <loext:graphic-properties draw:fill-color="#98fffb"/>
      <style:paragraph-properties fo:text-align="center"/>
      <style:text-properties style:text-position="33% 58%" fo:language="en" fo:country="US"/>
    </style:style>
    <style:style style:name="T1" style:family="text">
      <style:text-properties style:text-position="33% 58%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13cm" svg:height="1.426cm" svg:x="88.1cm" svg:y="99.4cm">
          <text:p text:style-name="P1"><text:span text:style-name="T1">butt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316cm" svg:height="1.426cm" svg:x="92.535cm" svg:y="99.5cm">
          <text:p text:style-name="P1"><text:span text:style-name="T1">sensors * 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315cm" svg:height="1.428cm" svg:x="88.085cm" svg:y="113.64cm">
          <text:p text:style-name="P3">right whee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315cm" svg:height="1.426cm" svg:x="92.867cm" svg:y="114.074cm">
          <text:p text:style-name="P3">left whee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22cm" svg:height="1.729cm" svg:x="93.814cm" svg:y="103.651cm">
          <text:p text:style-name="P3">FORWARD</text:p>
          <text:p text:style-name="P3">CONTRO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22cm" svg:height="1.729cm" svg:x="89.032cm" svg:y="108.452cm">
          <text:p text:style-name="P3">TASK</text:p>
          <text:p text:style-name="P3">MANAG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3.22cm" svg:height="1.73cm" svg:x="92.48cm" svg:y="101.57cm">
          <text:p text:style-name="P6"><text:span text:style-name="T1">RANGE DATA to </text:span></text:p>
          <text:p text:style-name="P6"><text:span text:style-name="T1">CENTI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22cm" svg:height="1.729cm" svg:x="93.98cm" svg:y="108.576cm">
          <text:p text:style-name="P3">REWIND</text:p>
          <text:p text:style-name="P3">CONTRO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219cm" svg:height="1.729cm" svg:x="93.768cm" svg:y="111.306cm">
          <text:p text:style-name="P3">PWM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222cm" svg:height="1.731cm" svg:x="93.671cm" svg:y="105.813cm">
          <text:p text:style-name="P3">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22cm" svg:height="1.729cm" svg:x="88.748cm" svg:y="111.262cm">
          <text:p text:style-name="P3">PWM 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3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2:33:22.420540912</meta:creation-date>
    <meta:editing-duration>PT4H43M49S</meta:editing-duration>
    <meta:editing-cycles>3</meta:editing-cycles>
    <meta:generator>LibreOffice/5.1.6.2$Linux_X86_64 LibreOffice_project/10m0$Build-2</meta:generator>
    <dc:date>2017-11-02T14:41:55.439052311</dc:date>
    <meta:document-statistic meta:object-count="11"/>
  </office:meta>
</office:document-meta>
</file>